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sections.rdf"/>
  <manifest:file-entry manifest:media-type="" manifest:full-path="meta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xml:id="id879306889" text:name="Section1">
        <text:p text:style-name="Standard">This is <text:s/>a section with metadata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1-02-07T17:19:12</meta:creation-date>
    <dc:date>2011-02-08T15:28:30</dc:date>
    <dc:creator>Ashok Hariharan</dc:creator>
    <meta:editing-duration>PT52M37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1" meta:word-count="6" meta:character-count="32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

Sub Main

Dim odoc

odoc = thisComponent

Dim osection 

osection = odoc.getTextSections().getByName("Section1")

Xray osection


Dim docText

docText= odoc.getText()


'Generate RDFcomment

            

UriService = com.sun.star.rdf.URI
UriSService = com.sun.star.rdf.URIs
LiteralService = com.sun.star.rdf.Literal


Dim uriComment

uriComment = UriService.createKnown(UriSService.RDFS_COMMENT)

Dim rdfLiteral

rdfLiteral =LiteralService.create("Simple RDF Comment")


Dim owlDoc 

owlDoc = UriService.create( "http://akomantoso.org/sections/meta")

Xray owlDoc


Dim rdfMetafile

XRay odoc

rdfMetafile = odoc.addMetadataFile("meta/sections.rdf", Array(owlDoc))

Dim rdfGraph

rdfGraph = odoc.getRDFRepository().getGraph(rdfMetafile)

rdfGraph.addStatement(osection, uriComment, rdfLiteral)

XRay rdfGraph
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